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3465a4" draw:fill="none" draw:textarea-vertical-align="middle" loext:decorative="false"/>
    </style:style>
    <style:style style:name="gr2" style:family="graphic" style:parent-style-name="standard">
      <style:graphic-properties svg:stroke-color="#3465a4" draw:textarea-horizontal-align="justify" draw:textarea-vertical-align="middle" draw:auto-grow-height="false" fo:min-height="4.7cm" fo:min-width="6.572cm" loext:decorative="false"/>
    </style:style>
    <style:style style:name="gr3" style:family="graphic" style:parent-style-name="standard">
      <style:graphic-properties svg:stroke-color="#3465a4" draw:fill="solid" draw:fill-color="#ffff38" draw:textarea-horizontal-align="justify" draw:textarea-vertical-align="middle" draw:auto-grow-height="false" fo:min-height="11.5cm" fo:min-width="11.25cm" fo:wrap-option="wrap" loext:decorative="false"/>
    </style:style>
    <style:style style:name="gr4" style:family="graphic" style:parent-style-name="standard">
      <style:graphic-properties svg:stroke-color="#3465a4" draw:fill="solid" draw:fill-color="#ffff38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38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75cm" svg:y1="4.75cm" svg:x2="14.5cm" svg:y2="10.25cm">
          <text:p/>
        </draw:line>
        <draw:path draw:style-name="gr1" draw:text-style-name="P1" draw:layer="layout" svg:width="5.684cm" svg:height="6.897cm" draw:transform="rotate (-1.5707963267949) translate (10.9913237475036cm 10.089cm)" svg:viewBox="0 0 5685 6898" svg:d="M0 6898c1521-94 2849-822 4128-1552 422-241 842-542 1093-988 311-552 435-1181 459-1799 20-495 7-1050-388-1446-446-447-927-938-1552-1058-605-116-1260-51-1835 211-622 284-1133 748-1587 1235-404 434 46 1057 529 1235 496 183 997 336 1517 388l458-36 353-105 176-106">
          <text:p/>
        </draw:path>
        <draw:custom-shape draw:style-name="gr2" draw:text-style-name="P2" draw:layer="layout" svg:width="10cm" svg:height="7cm" svg:x="5cm" svg:y="18.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position-x="10800" draw:handle-position-y="$0" draw:handle-range-y-minimum="14510" draw:handle-range-y-maximum="18520"/>
          </draw:enhanced-geometry>
        </draw:custom-shape>
        <draw:custom-shape draw:style-name="gr3" draw:text-style-name="P3" draw:layer="layout" svg:width="11.75cm" svg:height="11.75cm" svg:x="4.25cm" svg:y="3.75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-0.353cm" svg:y1="15.169cm" svg:x2="27.446cm" svg:y2="-5.715cm" svg:d="M-353 15169h13900v-20884h13899" svg:viewBox="0 0 27800 2088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7T14:20:49.728231343</meta:creation-date>
    <dc:date>2025-05-27T14:31:46.885180333</dc:date>
    <meta:editing-duration>PT10M58S</meta:editing-duration>
    <meta:editing-cycles>1</meta:editing-cycles>
    <meta:document-statistic meta:object-count="5"/>
    <meta:generator>LibreOffice/25.2.1.2$Linux_X86_64 LibreOffice_project/520$Build-2</meta:generator>
  </office:meta>
</office:document-meta>
</file>